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3694in" style:rel-column-width="14318*"/>
    </style:style>
    <style:style style:name="Table1.B" style:family="table-column">
      <style:table-column-properties style:column-width="0.9701in" style:rel-column-width="10143*"/>
    </style:style>
    <style:style style:name="Table1.C" style:family="table-column">
      <style:table-column-properties style:column-width="3.9285in" style:rel-column-width="41074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0.4792in" style:rel-column-width="5009*"/>
    </style:style>
    <style:style style:name="Table2.B" style:family="table-column">
      <style:table-column-properties style:column-width="5.7889in" style:rel-column-width="6052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2681in" table:align="margins" style:writing-mode="lr-tb"/>
    </style:style>
    <style:style style:name="Table3.A" style:family="table-column">
      <style:table-column-properties style:column-width="0.4792in" style:rel-column-width="5009*"/>
    </style:style>
    <style:style style:name="Table3.B" style:family="table-column">
      <style:table-column-properties style:column-width="5.7889in" style:rel-column-width="60526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P8" style:family="paragraph" style:parent-style-name="Standard">
      <style:paragraph-properties fo:margin-top="0in" fo:margin-bottom="0in" fo:line-height="180%" fo:text-align="center" style:justify-single-word="false"/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margin-top="0in" fo:margin-bottom="0in" fo:line-height="180%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style:font-name-complex="Arial"/>
    </style:style>
    <style:style style:name="P10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2.2646in"/>
          <style:tab-stop style:position="3.5437in"/>
        </style:tab-stops>
      </style:paragraph-properties>
    </style:style>
    <style:style style:name="P11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1.8752in"/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.5in" fo:margin-right="0in" fo:margin-top="0in" fo:margin-bottom="0in" fo:line-height="180%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5" style:family="paragraph" style:parent-style-name="Standard">
      <style:paragraph-properties fo:margin-left="0.5in" fo:margin-right="0in" fo:margin-top="0in" fo:margin-bottom="0in" fo:line-height="180%" fo:text-align="center" style:justify-single-word="false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6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paragraph-properties fo:text-align="end" style:justify-single-word="false"/>
      <style:text-properties style:font-name="Arial"/>
    </style:style>
    <style:style style:name="P19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style:font-name-complex="Arial"/>
    </style:style>
    <style:style style:name="P20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21" style:family="paragraph" style:parent-style-name="Header" style:master-page-name="Standard">
      <style:paragraph-properties fo:line-height="180%" fo:text-align="center" style:justify-single-word="false" style:page-number="auto"/>
      <style:text-properties style:font-name="Arial" fo:language="zxx" fo:country="none" style:language-asian="zxx" style:country-asian="none" style:font-name-complex="Arial"/>
    </style:style>
    <style:style style:name="P22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language="en" fo:country="US" style:font-name-complex="Arial"/>
    </style:style>
    <style:style style:name="T5" style:family="text">
      <style:text-properties style:font-name="Arial" fo:language="id" fo:country="ID" style:font-name-complex="Arial"/>
    </style:style>
    <style:style style:name="T6" style:family="text">
      <style:text-properties style:font-name="Arial" fo:language="id" fo:country="ID" style:font-name-asian="Arial" style:font-name-complex="Arial"/>
    </style:style>
    <style:style style:name="T7" style:family="text">
      <style:text-properties fo:language="id" fo:country="ID"/>
    </style:style>
    <style:style style:name="T8" style:family="text">
      <style:text-properties fo:language="id" fo:country="ID" style:font-name-asian="Ari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8">Tanda<text:span text:style-name="T1"> </text:span>Terima<text:span text:style-name="T1"> </text:span>Pengajuan<text:span text:style-name="T1"> </text:span>Revisi<text:span text:style-name="T1"> </text:span>Anggaran</text:p>
      <text:p text:style-name="P10"><text:span text:style-name="T5">No.</text:span><text:span text:style-name="T6"> </text:span><text:span text:style-name="T5">Surat</text:span><text:span text:style-name="T6"> </text:span><text:span text:style-name="T5">Usulan</text:span><text:span text:style-name="T6"> </text:span><text:span text:style-name="T5"><text:tab/>: {var1}<text:tab/></text:span><text:span text:style-name="T6"> Pengajuan : {var11}</text:span></text:p>
      <text:p text:style-name="P10"><text:span text:style-name="T5">No.</text:span><text:span text:style-name="T6"> </text:span><text:span text:style-name="T5">Tiket<text:tab/>: {var2}<text:tab/>Penyelesaian </text:span><text:span text:style-name="T6">: {var12}</text:span></text:p>
      <text:p text:style-name="P15">KementErian/lembaga</text:p>
      <text:p text:style-name="P13"><text:span text:style-name="T5">Kode</text:span><text:span text:style-name="T6"> </text:span><text:span text:style-name="T5">-</text:span><text:span text:style-name="T6"> </text:span><text:span text:style-name="T5">Nama</text:span><text:span text:style-name="T6"> </text:span><text:span text:style-name="T5">K/L<text:tab/>:<text:tab/>{var3}</text:span></text:p>
      <text:p text:style-name="P13"><text:span text:style-name="T5">Nama</text:span><text:span text:style-name="T6"> </text:span><text:span text:style-name="T5">-</text:span><text:span text:style-name="T6"> </text:span><text:span text:style-name="T5">Eselon</text:span><text:span text:style-name="T6"> </text:span><text:span text:style-name="T5">1<text:tab/>:<text:tab/>{var4}</text:span></text:p>
      <text:p text:style-name="P14">Identitas<text:span text:style-name="T1"> </text:span>Petugas</text:p>
      <text:p text:style-name="P16">NIP<text:tab/>:<text:span text:style-name="T1"> <text:s/>{var5}</text:span></text:p>
      <text:p text:style-name="P13"><text:span text:style-name="T5">Nama</text:span><text:span text:style-name="T6"> </text:span><text:span text:style-name="T5">Petugas<text:tab/>:</text:span><text:span text:style-name="T2"><text:tab/></text:span><text:span text:style-name="T5">{var6}</text:span></text:p>
      <text:p text:style-name="P11"><text:span text:style-name="T5">Jabatan</text:span><text:span text:style-name="T6"> </text:span><text:span text:style-name="T5">Petugas<text:tab/><text:tab/></text:span><text:span text:style-name="T2">:<text:tab/></text:span><text:span text:style-name="T5">{var7}</text:span></text:p>
      <text:p text:style-name="P12"><text:span text:style-name="T5">No.</text:span><text:span text:style-name="T6"> </text:span><text:span text:style-name="T5">Hp<text:tab/></text:span><text:span text:style-name="T2">:<text:tab/></text:span><text:span text:style-name="T5">{var8}</text:span></text:p>
      <text:p text:style-name="P12"><text:span text:style-name="T5">No.</text:span><text:span text:style-name="T6"> </text:span><text:span text:style-name="T5">Kantor<text:tab/></text:span><text:span text:style-name="T2">:<text:tab/></text:span><text:span text:style-name="T5">{var9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<text:s text:c="11"/>E-mail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7">{var10}</text:p>
          </table:table-cell>
        </table:table-row>
      </table:table>
      <text:p text:style-name="Horizontal_20_Line"/>
      <text:p text:style-name="P9">Kelengkapan Dokume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9">{var13}</text:p>
          </table:table-cell>
        </table:table-row>
      </table:table>
      <text:p text:style-name="P9">Catatan petugas C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9">{var14}</text:p>
          </table:table-cell>
        </table:table-row>
      </table:table>
      <text:p text:style-name="P20"/>
      <text:p text:style-name="P19"><text:span text:style-name="T7">Jakarta,</text:span><text:span text:style-name="T8"> {var11}</text:span></text:p>
      <text:p text:style-name="P19"/>
      <text:p text:style-name="P19">(................................................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ID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Georgia" fo:font-size="11pt" fo:language="en" fo:country="US" style:font-name-asian="Georgia" style:font-size-asian="11pt" style:font-name-complex="Georgi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Georgia" fo:font-size="11pt" fo:language="en" fo:country="US" style:font-name-asian="Times New Roman" style:font-size-asian="11pt" style:font-name-complex="Georgia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fo:font-size="10pt" style:font-name-asian="Times New Roman" style:font-size-asian="10pt" style:font-size-complex="10pt"/>
    </style:style>
    <style:style style:name="BAB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BAB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SUBBAB" style:family="paragraph" style:parent-style-name="List_20_Paragraph" style:list-style-name="WW8Num4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GBR" style:family="paragraph" style:parent-style-name="List_20_Paragraph">
      <style:paragraph-properties fo:margin-left="0.25in" fo:margin-right="0in" fo:margin-top="0in" fo:margin-bottom="0in" fo:line-height="200%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ABL" style:family="paragraph" style:parent-style-name="Standard">
      <style:paragraph-properties fo:margin-left="0.4925in" fo:margin-right="0in" fo:line-height="100%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GL" style:family="paragraph" style:parent-style-name="TABL"/>
    <style:style style:name="s43" style:family="paragraph" style:parent-style-name="Standard">
      <style:paragraph-properties fo:margin-top="0in" fo:margin-bottom="0in"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judul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zxx" fo:country="none" style:font-name-asian="Times New Roman" style:font-size-asian="10pt" style:font-name-complex="Calibri" style:font-size-complex="10pt"/>
    </style:style>
    <style:style style:name="Footer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4z2" style:family="text">
      <style:text-properties fo:font-variant="normal" fo:text-transform="none" fo:color="#000000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font-name-complex="Times New Roman" style:font-size-complex="0pt" style:font-style-complex="normal" style:font-weight-complex="normal" style:text-emphasize="none" style:text-scale="100%" text:display="tru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_20_Paragraph_20_Char" style:display-name="List Paragraph Char" style:family="text">
      <style:text-properties style:font-name="Georgia" fo:language="en" fo:country="US" style:font-name-asian="Times New Roman" style:font-name-complex="Times New Roman"/>
    </style:style>
    <style:style style:name="BAB_20_Char" style:display-name="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BAB_20_Char" style:display-name="SUB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SUBBAB_20_Char" style:display-name="SUBSUBBAB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GBR_20_Char" style:display-name="GBR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TABL_20_Char" style:display-name="TABL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TGL_20_Char" style:display-name="TGL Char" style:family="text" style:parent-style-name="TABL_20_Char"/>
    <style:style style:name="s43_20_Char" style:display-name="s43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judul_20_Char" style:display-name="judul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Header_20_Char" style:display-name="Header Char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style:font-name="Georgia" fo:language="en" fo:country="US" style:font-name-complex="Georgia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M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M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M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MP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M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M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MP8" style:family="paragraph">
      <style:paragraph-properties fo:text-align="center" style:writing-mode="lr-tb"/>
    </style:style>
    <style:style style:name="MT1" style:family="text">
      <style:text-properties style:font-name-asian="Arial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style:font-name-asian="Arial" style:font-name-complex="Arial"/>
    </style:style>
    <style:style style:name="MT4" style:family="text">
      <style:text-properties style:font-name="Arial" fo:language="en" fo:country="US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47" text:anchor-type="char" svg:x="-0.2244in" svg:y="-0.0091in" svg:width="1.7417in" svg:height="1.5862in" draw:z-index="0"><draw:image xlink:href="Pictures/100002010000050000000320F3CC6FA0.png" xlink:type="simple" xlink:show="embed" xlink:actuate="onLoad"/></draw:frame></text:p>
        <text:p text:style-name="MP2">KEMENTERIAN<text:span text:style-name="MT1"> </text:span>KEUANGAN<text:span text:style-name="MT1"> </text:span>REPUBLIK<text:span text:style-name="MT1"> </text:span>INDONESIA</text:p>
        <text:p text:style-name="MP3">DIREKTORAT<text:span text:style-name="MT1"> </text:span>JENDERAL<text:span text:style-name="MT1"> </text:span>ANGGARAN</text:p>
        <text:p text:style-name="MP3">PUSAT<text:span text:style-name="MT1"> </text:span>LAYANAN</text:p>
        <text:p text:style-name="MP4"/>
        <text:p text:style-name="MP5"><text:span text:style-name="MT2">Loby</text:span><text:span text:style-name="MT3"> </text:span><text:span text:style-name="MT2">Gedung</text:span><text:span text:style-name="MT3"> </text:span><text:span text:style-name="MT2">Sutikno</text:span><text:span text:style-name="MT3"> </text:span><text:span text:style-name="MT2">Slamet.</text:span><text:span text:style-name="MT3"> </text:span><text:span text:style-name="MT2">Jalan</text:span><text:span text:style-name="MT3"> </text:span><text:span text:style-name="MT2">Wahidin</text:span><text:span text:style-name="MT3"> </text:span><text:span text:style-name="MT2">No</text:span><text:span text:style-name="MT4">.</text:span><text:span text:style-name="MT3"> </text:span><text:span text:style-name="MT2">1,</text:span><text:span text:style-name="MT3"> </text:span><text:span text:style-name="MT2">Jakarta</text:span><text:span text:style-name="MT3"> </text:span><text:span text:style-name="MT2">Pusat</text:span></text:p>
        <text:p text:style-name="MP5"><text:span text:style-name="MT2">Telpon</text:span><text:span text:style-name="MT3"> </text:span><text:span text:style-name="MT2">(021)34832516;</text:span><text:span text:style-name="MT3"> </text:span><text:span text:style-name="MT2">Fax</text:span><text:span text:style-name="MT3"> </text:span><text:span text:style-name="MT2">(021)</text:span><text:span text:style-name="MT3"> </text:span><text:span text:style-name="MT2">34832515</text:span></text:p>
        <text:p text:style-name="MP6">pusatlayanan@anggaran.depkeu.go.id</text:p>
        <text:p text:style-name="MP7"><draw:connector text:anchor-type="char" draw:z-index="1" draw:style-name="Mgr1" draw:text-style-name="MP8" draw:type="line" svg:x1="0in" svg:y1="0.102in" svg:x2="6.2244in" svg:y2="0.1035in" svg:d="m0 259 15810 4"><text:p/></draw:connecto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guz</meta:initial-creator>
    <meta:creation-date>2012-01-17T01:13:00</meta:creation-date>
    <dc:date>2012-01-30T07:17:44.39</dc:date>
    <meta:editing-cycles>11</meta:editing-cycles>
    <meta:editing-duration>PT24M16S</meta:editing-duration>
    <meta:generator>LibreOffice/3.4$Win32 LibreOffice_project/340m1$Build-402</meta:generator>
    <meta:document-statistic meta:table-count="3" meta:image-count="1" meta:object-count="0" meta:page-count="1" meta:paragraph-count="27" meta:word-count="92" meta:character-count="664" meta:non-whitespace-character-count="584"/>
    <meta:user-defined meta:name="Info 1"/>
    <meta:user-defined meta:name="Info 2"/>
    <meta:user-defined meta:name="Info 3"/>
    <meta:user-defined meta:name="Info 4"/>
  </office:meta>
</office:document-meta>
</file>